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agoResponseJsonWriterImpl.closeOpenTa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bagoResponseJsonWriterImpl.startElementInternal( Writer writer , String name , UIComponent current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obagoResponseJsonWriterImpl.startJava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JsonWriterImpl.endJava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JsonWriterImpl.endElementInternal( Writer writer ,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TobagoResponseJsonWriterImpl.writeJavascrip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JsonWriterImpl.TobagoResponseJsonWriterImpl( Writer writer , String contentType , String character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bagoResponseJsonWriterImpl.write( String 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bagoResponseJsonWriterImpl.getJava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JsonWriterImpl.writeAttributeInternal( Writer writer , String name , String value , boolean esca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